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( HandlerFunction &lt; T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ResponseProcessor( Function &lt; T , Mono &lt; R &gt; &gt; response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RequestProcessor( Function &lt; ServerRequest , Mono &lt; ServerRequest &gt; &gt; reque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Then( HandlerFilterFunction &lt; T , T &gt; 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